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n" fo:country="US" officeooo:rsid="000d74b1" officeooo:paragraph-rsid="000d74b1"/>
    </style:style>
    <style:style style:name="P2" style:family="paragraph" style:parent-style-name="Text_20_body">
      <style:text-properties fo:language="en" fo:country="US" officeooo:rsid="001330c8" officeooo:paragraph-rsid="001330c8"/>
    </style:style>
    <style:style style:name="P3" style:family="paragraph" style:parent-style-name="Text_20_body">
      <style:text-properties fo:language="en" fo:country="US" officeooo:rsid="001330c8" officeooo:paragraph-rsid="0016d924"/>
    </style:style>
    <style:style style:name="P4" style:family="paragraph" style:parent-style-name="Text_20_body">
      <style:text-properties fo:language="en" fo:country="US" officeooo:rsid="00157bb2" officeooo:paragraph-rsid="00157bb2"/>
    </style:style>
    <style:style style:name="P5" style:family="paragraph" style:parent-style-name="Text_20_body">
      <style:text-properties style:font-name="Liberation Serif" fo:language="en" fo:country="US" officeooo:rsid="001330c8" officeooo:paragraph-rsid="0016d924"/>
    </style:style>
    <style:style style:name="P6" style:family="paragraph" style:parent-style-name="Heading_20_3">
      <style:text-properties fo:language="en" fo:country="US"/>
    </style:style>
    <style:style style:name="T1" style:family="text">
      <style:text-properties officeooo:rsid="0010abea"/>
    </style:style>
    <style:style style:name="T2" style:family="text">
      <style:text-properties officeooo:rsid="001330c8"/>
    </style:style>
    <style:style style:name="T3" style:family="text">
      <style:text-properties style:font-name="Noto Sans Mono Me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3a6f4"/>
    </style:style>
    <style:style style:name="T6" style:family="text">
      <style:text-properties style:font-name="Liberation Serif" officeooo:rsid="0013b900"/>
    </style:style>
    <style:style style:name="T7" style:family="text">
      <style:text-properties style:font-name="DejaVu Sans 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drea Fanti</text:span> 235808</text:p>
      <text:h text:style-name="P6" text:outline-level="3">Lab <text:span text:style-name="T2">3</text:span> exercise <text:span text:style-name="T2">1</text:span></text:h>
      <text:p text:style-name="P2">The tree is generated by means of a <text:span text:style-name="T7">for</text:span><text:span text:style-name="T4"> loop, that does one loop for each level.</text:span></text:p>
      <text:p text:style-name="P5">The parent at each level is then forced out of the loop.</text:p>
      <text:p text:style-name="P3"><text:span text:style-name="T5">Before exiting, each process checks if its level of creation was the last one, at which case </text:span><text:span text:style-name="T6">the PID is printed.</text:span></text:p>
      <text:p text:style-name="P4"><text:span text:style-name="T6">I</text:span><text:span text:style-name="T4">n this program is exploited the fact that </text:span><text:span text:style-name="T7">fork()</text:span><text:span text:style-name="T4"> returns a number different from 0 to the parent process (the PID of the child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1:15.105202585</meta:creation-date>
    <dc:date>2018-10-28T21:40:28.851386961</dc:date>
    <meta:editing-duration>PT30M10S</meta:editing-duration>
    <meta:editing-cycles>11</meta:editing-cycles>
    <meta:generator>LibreOffice/6.1.2.1$Linux_X86_64 LibreOffice_project/10$Build-1</meta:generator>
    <meta:document-statistic meta:table-count="0" meta:image-count="0" meta:object-count="0" meta:page-count="1" meta:paragraph-count="6" meta:word-count="81" meta:character-count="412" meta:non-whitespace-character-count="337"/>
  </office:meta>
</office:document-meta>
</file>